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cd4b" officeooo:paragraph-rsid="000fcd4b"/>
    </style:style>
    <style:style style:name="P2" style:family="paragraph" style:parent-style-name="Standard">
      <style:paragraph-properties fo:text-align="start" style:justify-single-word="false"/>
      <style:text-properties officeooo:rsid="000fcd4b" officeooo:paragraph-rsid="000fcd4b"/>
    </style:style>
    <style:style style:name="P3" style:family="paragraph" style:parent-style-name="Standard">
      <style:paragraph-properties fo:text-align="start" style:justify-single-word="false"/>
      <style:text-properties fo:font-weight="bold" officeooo:rsid="000fcd4b" officeooo:paragraph-rsid="000fcd4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02c57" officeooo:paragraph-rsid="00102c5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1da1a" officeooo:paragraph-rsid="0011da1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fcd4b" officeooo:paragraph-rsid="000fcd4b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2c57" style:font-weight-asian="normal" style:font-weight-complex="normal"/>
    </style:style>
    <style:style style:name="T3" style:family="text">
      <style:text-properties fo:font-weight="normal" officeooo:rsid="00131106" style:font-weight-asian="normal" style:font-weight-complex="normal"/>
    </style:style>
    <style:style style:name="T4" style:family="text">
      <style:text-properties fo:font-weight="normal" officeooo:rsid="00145e7e" style:font-weight-asian="normal" style:font-weight-complex="normal"/>
    </style:style>
    <style:style style:name="T5" style:family="text">
      <style:text-properties fo:font-weight="normal" officeooo:rsid="00149ea9" style:font-weight-asian="normal" style:font-weight-complex="normal"/>
    </style:style>
    <style:style style:name="T6" style:family="text">
      <style:text-properties officeooo:rsid="0011da1a"/>
    </style:style>
    <style:style style:name="T7" style:family="text">
      <style:text-properties officeooo:rsid="00131106"/>
    </style:style>
    <style:style style:name="T8" style:family="text">
      <style:text-properties officeooo:rsid="00145e7e"/>
    </style:style>
    <style:style style:name="T9" style:family="text">
      <style:text-properties officeooo:rsid="00149e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ron Morgenegg</text:p>
      <text:p text:style-name="P1">A02072659</text:p>
      <text:p text:style-name="P1">CS5665 Ass<text:span text:style-name="T9">ig</text:span>n<text:span text:style-name="T9">ment </text:span>1 </text:p>
      <text:p text:style-name="P6">Is The “Hot Hand” Real</text:p>
      <text:p text:style-name="P2"/>
      <text:p text:style-name="P3"><text:span text:style-name="T6">1. </text:span>Experiment</text:p>
      <text:p text:style-name="P3"><text:span text:style-name="T1"/></text:p>
      <text:p text:style-name="P3"><text:span text:style-name="T1"><text:tab/>To test if the “hot hand” effect is real, I made 100 paper basketball shots and recorded the results. To do this, I made 5 paper balls from 5x11 notebook paper. I positioned a small garbage can, roughly 4”x12” in size, against the wall across the room. I made my shots from about 6’ away from the garbage can, stopping to collect my paper balls periodically. </text:span><text:span text:style-name="T2">After each shot,</text:span><text:span text:style-name="T1"> </text:span><text:span text:style-name="T2">I recorded whether it was a hit or a miss.</text:span></text:p>
      <text:p text:style-name="P3"><text:span text:style-name="T1"/></text:p>
      <text:p text:style-name="P4"><text:span text:style-name="T6">2. </text:span>Results</text:p>
      <text:p text:style-name="P4"><text:span text:style-name="T1"/></text:p>
      <text:p text:style-name="P4"><text:span text:style-name="T1"><text:tab/>The following binary string represents my results, with 0 representing a miss and 1 representing a hit.</text:span></text:p>
      <text:p text:style-name="P4"><text:span text:style-name="T1"/></text:p>
      <text:p text:style-name="P4"><text:span text:style-name="T1"><text:tab/>S = 0000000110001101000000111011010010110111110110110111111000110011110110000011</text:span></text:p>
      <text:p text:style-name="P4"><text:span text:style-name="T1"><text:tab/> <text:s text:c="5"/>111000001001010110110010</text:span></text:p>
      <text:p text:style-name="P4"><text:span text:style-name="T1"/></text:p>
      <text:p text:style-name="P5">3.</text:p>
      <text:p text:style-name="P5"><text:tab/></text:p>
      <text:p text:style-name="P5"><text:tab/><text:span text:style-name="T7">a. </text:span><text:span text:style-name="T3">Probability of a win after a win <text:s text:c="8"/>= <text:s/>0.56000</text:span></text:p>
      <text:p text:style-name="P5"><text:span text:style-name="T3"><text:tab/></text:span><text:span text:style-name="T7">b.</text:span><text:span text:style-name="T3"> Probability of a win after a loss <text:s text:c="8"/>= <text:s/>0.44898</text:span></text:p>
      <text:p text:style-name="P5"><text:span text:style-name="T3"><text:tab/></text:span><text:span text:style-name="T7">c. </text:span><text:span text:style-name="T3">p_win_after_win - p_win_after_loss = <text:s/>0.11102</text:span></text:p>
      <text:p text:style-name="P5"><text:span text:style-name="T1"/></text:p>
      <text:p text:style-name="P5">4.</text:p>
      <text:p text:style-name="P5"/>
      <text:p text:style-name="P5"><text:tab/><text:span text:style-name="T8">p-value:</text:span><text:span text:style-name="T4"> 0.115639</text:span></text:p>
      <text:p text:style-name="P5"><text:span text:style-name="T1"/></text:p>
      <text:p text:style-name="P5">5.</text:p>
      <text:p text:style-name="P5"/>
      <text:p text:style-name="P5"><text:tab/><text:span text:style-name="T4">No, my data was not statistically significant. In order to have the “hot hand” with a confidence level of 95%, the p-value would have to be 0.151428, which is not the case for my data.</text:span></text:p>
      <text:p text:style-name="P5"><text:span text:style-name="T1"/></text:p>
      <text:p text:style-name="P5">6.</text:p>
      <text:p text:style-name="P5"><text:span text:style-name="T1"/></text:p>
      <text:p text:style-name="P5"><text:span text:style-name="T1"><text:tab/>While shooting my shots, I did not feel like I had the “hot hand”. There were a few streaks of hits, but I made a lot of misses as well. </text:span><text:span text:style-name="T4">My feeling aligned with the results of the statistical analysis.</text:span></text:p>
      <text:p text:style-name="P5"><text:span text:style-name="T1"/></text:p>
      <text:p text:style-name="P5">7.</text:p>
      <text:p text:style-name="P5"><text:span text:style-name="T5"/></text:p>
      <text:p text:style-name="P5"><text:span text:style-name="T5"><text:tab/>For this definition of a “hot hand”, yes this experiment seems valid. I can think of several other variations of how you could define the “hot hand”, which may lead to different results or may require different testing method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2:05:11.306044292</meta:creation-date>
    <dc:date>2019-01-11T13:55:51.746226353</dc:date>
    <meta:editing-duration>PT40M5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1" meta:paragraph-count="23" meta:word-count="262" meta:character-count="1528" meta:non-whitespace-character-count="1250"/>
  </office:meta>
</office:document-meta>
</file>